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85cm" fo:min-width="0.7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2.6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6.48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13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385cm" fo:min-width="3.627cm"/>
      <style:paragraph-properties style:writing-mode="lr-tb"/>
    </style:style>
    <style:style style:name="P1" style:family="paragraph">
      <style:paragraph-properties fo:text-align="center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635cm" svg:x="13.382cm" svg:y="4.81cm">
          <text:p text:style-name="P1"><text:span text:style-name="T1">V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27cm" svg:height="0.635cm" svg:x="12.112cm" svg:y="4.81cm">
          <text:p text:style-name="P1"><text:span text:style-name="T1">FAV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0.635cm" svg:x="19.732cm" svg:y="4.81cm">
          <text:p text:style-name="P1"><text:span text:style-name="T1">TRA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85cm" svg:height="0.635cm" svg:x="5.127cm" svg:y="4.81cm">
          <text:p text:style-name="P1"><text:span text:style-name="T1">CM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22.907cm" svg:y="4.81cm">
          <text:p text:style-name="P1"><text:span text:style-name="T1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635cm" svg:height="0.635cm" svg:x="3.222cm" svg:y="4.8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3.857cm" svg:y="4.8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635cm" svg:x="4.492cm" svg:y="4.8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0.635cm" svg:x="18.462cm" svg:y="4.81cm">
          <text:p text:style-name="P1"><text:span text:style-name="T1">B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905cm" svg:height="0.635cm" svg:x="14.652cm" svg:y="4.81cm">
          <text:p text:style-name="P1"><text:span text:style-name="T1">WI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905cm" svg:height="0.635cm" svg:x="16.557cm" svg:y="4.81cm">
          <text:p text:style-name="P1"><text:span text:style-name="T1">E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127cm" svg:height="0.635cm" svg:x="20.05cm" svg:y="6.715cm">
          <text:p text:style-name="P1"><text:span text:style-name="T1">SHUT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127cm" svg:height="0.635cm" svg:x="20.05cm" svg:y="6.08cm">
          <text:p text:style-name="P1"><text:span text:style-name="T1">RE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127cm" svg:height="0.635cm" svg:x="20.05cm" svg:y="5.445cm">
          <text:p text:style-name="P1"><text:span text:style-name="T1">LOG OUT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19T12:06:01.422175533</meta:creation-date>
    <dc:date>2020-11-19T12:11:12.598229216</dc:date>
    <meta:editing-duration>PT5M12S</meta:editing-duration>
    <meta:editing-cycles>1</meta:editing-cycles>
    <meta:document-statistic meta:object-count="14"/>
    <meta:generator>LibreOffice/7.0.3.1$Linux_X86_64 LibreOffice_project/00$Build-1</meta:generator>
  </office:meta>
</office:document-meta>
</file>